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Pictures/100000000000042200000253DC4566DA980A08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8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8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2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80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15pt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15pt" style:font-size-asian="15pt" style:font-size-complex="15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style:font-name="Segoe UI" fo:font-size="36pt" style:font-size-asian="36pt" style:font-size-complex="36pt"/>
    </style:style>
    <style:style style:name="P5" style:family="paragraph">
      <loext:graphic-properties draw:fill="none" draw:fill-color="#ffffff"/>
      <style:paragraph-properties fo:text-align="center"/>
      <style:text-properties style:font-name="Segoe UI" fo:font-size="36pt" style:font-size-asian="36pt" style:font-size-complex="36pt"/>
    </style:style>
    <style:style style:name="P6" style:family="paragraph">
      <style:paragraph-properties fo:text-align="center"/>
      <style:text-properties style:font-name="Segoe UI" fo:font-size="3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text-align="center"/>
      <style:text-properties fo:font-size="36pt"/>
    </style:style>
    <style:style style:name="P10" style:family="paragraph">
      <style:paragraph-properties fo:text-align="start"/>
      <style:text-properties fo:font-size="36pt"/>
    </style:style>
    <style:style style:name="P11" style:family="paragraph">
      <loext:graphic-properties draw:fill="none" draw:fill-color="#ffffff"/>
      <style:paragraph-properties fo:text-align="center"/>
      <style:text-properties style:font-name="Liberation Sans Narrow" fo:font-size="36pt" fo:font-weight="bold" style:font-size-asian="36pt" style:font-weight-asian="bold" style:font-size-complex="36pt" style:font-weight-complex="bold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Segoe UI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text-position="0% 100%" style:font-name="Segoe UI" fo:font-size="36pt" fo:font-weight="normal" style:font-size-asian="36pt" style:font-weight-asian="normal" style:font-size-complex="36pt" style:font-weight-complex="normal"/>
    </style:style>
    <style:style style:name="T5" style:family="text">
      <style:text-properties style:text-position="super 58%" style:font-name="Segoe UI" fo:font-size="36pt" fo:font-weight="normal" style:font-size-asian="36pt" style:font-weight-asian="normal" style:font-size-complex="36pt" style:font-weight-complex="normal"/>
    </style:style>
    <style:style style:name="T6" style:family="text">
      <style:text-properties style:font-name="Liberation Sans Narrow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Segoe UI Semibold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3.368cm" svg:height="3.25cm" svg:x="2.286cm" svg:y="0.56cm">
          <draw:text-box>
            <text:p text:style-name="P1"><text:span text:style-name="T1">HYMN #810</text:span></text:p>
            <text:p text:style-name="P1"><text:span text:style-name="T2">“</text:span><text:span text:style-name="T2">O God of God, O Light of Light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3" draw:text-style-name="P5" draw:layer="layout" svg:width="23.368cm" svg:height="7.011cm" svg:x="2.286cm" svg:y="0.609cm">
          <draw:text-box>
            <text:p text:style-name="P4"><text:span text:style-name="T3">1. </text:span><text:span text:style-name="T2">O God of God, O Light of Light,</text:span></text:p>
            <text:p text:style-name="P4"><text:span text:style-name="T2">O Prince of Peace and King of kings:</text:span></text:p>
            <text:p text:style-name="P4"><text:span text:style-name="T2">To You in heaven's glory bright</text:span></text:p>
            <text:p text:style-name="P4"><text:span text:style-name="T2">The song of praise forever ring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>
        <draw:frame draw:style-name="gr3" draw:text-style-name="P5" draw:layer="layout" svg:width="23.368cm" svg:height="7.011cm" svg:x="2.286cm" svg:y="0.609cm">
          <draw:text-box>
            <text:p text:style-name="P6"><text:span text:style-name="T2">To Him who sits upon the throne,</text:span></text:p>
            <text:p text:style-name="P6"><text:span text:style-name="T2">The Lamb once slain but raised again,</text:span></text:p>
            <text:p text:style-name="P6"><text:span text:style-name="T2">Be all the glory He has won,</text:span></text:p>
            <text:p text:style-name="P6"><text:span text:style-name="T2">All thanks and praise! Amen,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0">
        <draw:frame draw:style-name="gr3" draw:text-style-name="P5" draw:layer="layout" svg:width="23.368cm" svg:height="7.011cm" svg:x="2.286cm" svg:y="0.508cm">
          <draw:text-box>
            <text:p text:style-name="P4"><text:span text:style-name="T3">2. </text:span><text:span text:style-name="T2">Deep in the prophets' sacred page,</text:span></text:p>
            <text:p text:style-name="P4"><text:span text:style-name="T2">And grand in poets' winged word,</text:span></text:p>
            <text:p text:style-name="P4"><text:span text:style-name="T2">Slowly in type, from age to age,</text:span></text:p>
            <text:p text:style-name="P4"><text:span text:style-name="T2">The nations saw their coming Lord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1T0">
        <draw:frame draw:style-name="gr4" draw:text-style-name="P8" draw:layer="layout" svg:width="24.892cm" svg:height="7.433cm" svg:x="1.432cm" svg:y="0.441cm">
          <draw:text-box>
            <text:p text:style-name="P6"><text:span text:style-name="T2">Till through the deep Judean night</text:span></text:p>
            <text:p text:style-name="P6"><text:span text:style-name="T2">Rang out the song "Good will to men!"</text:span></text:p>
            <text:p text:style-name="P6"><text:span text:style-name="T2">Sung by the first-born sons of light,</text:span></text:p>
            <text:p text:style-name="P6"><text:span text:style-name="T2">It echoes now, "Good will!"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1T0">
        <draw:frame draw:style-name="gr5" draw:text-style-name="P5" draw:layer="layout" svg:width="24.892cm" svg:height="8.701cm" svg:x="1.524cm" svg:y="0.619cm">
          <draw:text-box>
            <text:p text:style-name="P4"><text:span text:style-name="T3">3. </text:span><text:span text:style-name="T2">That life of truth, those deeds of love,</text:span></text:p>
            <text:p text:style-name="P4"><text:span text:style-name="T2">That death so steeped in hate and scorn-</text:span></text:p>
            <text:p text:style-name="P4"><text:span text:style-name="T2">These all are past, and now above</text:span></text:p>
            <text:p text:style-name="P4"><text:span text:style-name="T2">He reigns, our King, once crowned with thorn. <text:s text:c="41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1T0">
        <draw:frame draw:style-name="gr6" draw:text-style-name="P8" draw:layer="layout" svg:width="23.622cm" svg:height="7.366cm" svg:x="2.286cm" svg:y="0.579cm">
          <draw:text-box>
            <text:p text:style-name="P6"><text:span text:style-name="T2">Lift up your heads, O mighty gates!</text:span></text:p>
            <text:p text:style-name="P6"><text:span text:style-name="T2">So sang that host beyond our ken.</text:span></text:p>
            <text:p text:style-name="P6"><text:span text:style-name="T2">Lift up your heads, your King awaits.</text:span></text:p>
            <text:p text:style-name="P6"><text:span text:style-name="T2">We lift them up. Amen, ame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 presentation:presentation-page-layout-name="AL1T0">
        <draw:frame draw:style-name="gr6" draw:text-style-name="P8" draw:layer="layout" svg:width="25.146cm" svg:height="7.366cm" svg:x="1.524cm" svg:y="0.508cm">
          <draw:text-box>
            <text:p text:style-name="P4"><text:span text:style-name="T4">4.</text:span><text:span text:style-name="T5"> </text:span><text:span text:style-name="T2">Then raise to Christ a mighty song,</text:span></text:p>
            <text:p text:style-name="P4"><text:span text:style-name="T2">And shout His name, His mercies tell!</text:span></text:p>
            <text:p text:style-name="P4"><text:span text:style-name="T2">Sing, heav'nly host, your praise prolong,</text:span></text:p>
            <text:p text:style-name="P4"><text:span text:style-name="T2">And all on earth, your anthem swell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 presentation:presentation-page-layout-name="AL1T0">
        <draw:frame draw:style-name="gr7" draw:text-style-name="P11" draw:layer="layout" svg:width="23.876cm" svg:height="11.187cm" svg:x="2.032cm" svg:y="0.508cm">
          <draw:text-box>
            <text:p text:style-name="P9"><text:span text:style-name="T2">All hail, O Lamb for sinners slain!</text:span></text:p>
            <text:p text:style-name="P9"><text:span text:style-name="T2">Forever let the song ascend!</text:span></text:p>
            <text:p text:style-name="P9"><text:span text:style-name="T2">Worthy the Lamb, enthroned to reign,</text:span></text:p>
            <text:p text:style-name="P9"><text:span text:style-name="T2">All glory, pow'r! Amen, amen.</text:span></text:p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6"><text:s text:c="12"/></text:span><text:span text:style-name="T7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DC4566DA980A08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9T19:01:52.386000000</meta:creation-date>
    <dc:title>Blue</dc:title>
    <meta:editing-duration>PT14M2S</meta:editing-duration>
    <meta:editing-cycles>7</meta:editing-cycles>
    <meta:generator>LibreOffice/6.1.5.2$Windows_X86_64 LibreOffice_project/90f8dcf33c87b3705e78202e3df5142b201bd805</meta:generator>
    <dc:date>2019-04-25T11:06:44.400000000</dc:date>
    <meta:document-statistic meta:object-count="48"/>
  </office:meta>
</office:document-meta>
</file>